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ef3abe">1. Questões de revisão: Fluidos</text:a></text:p>
          <text:p text:style-name="Contents_20_2"><text:a xlink:type="simple" xlink:href="#orgdbc18f9">1.1. Questão 1</text:a></text:p>
          <text:p text:style-name="Contents_20_2"><text:a xlink:type="simple" xlink:href="#org849e299">1.2. Questão 2</text:a></text:p>
          <text:p text:style-name="Contents_20_2"><text:a xlink:type="simple" xlink:href="#org1f0e2bc">1.3. Questão 3</text:a></text:p>
          <text:p text:style-name="Contents_20_2"><text:a xlink:type="simple" xlink:href="#orgc815cfb">1.4. Questão 4</text:a></text:p>
        </text:index-body>
      </text:table-of-content>
      <text:h text:style-name="Heading_20_1" text:outline-level="1" text:is-list-header="false">
<text:bookmark-start text:name="OrgXref.orgeef3abe"/>
<text:bookmark text:name="orgeef3abe"/>Questões de revisão: Fluidos
<text:bookmark-end text:name="OrgXref.orgeef3abe"/></text:h>
      <text:h text:style-name="Heading_20_2" text:outline-level="2" text:is-list-header="false">
<text:bookmark-start text:name="OrgXref.orgdbc18f9"/>
<text:bookmark text:name="orgdbc18f9"/>Questão 1
<text:bookmark-end text:name="OrgXref.orgdbc18f9"/></text:h>
      <text:p text:style-name="Text_20_body">Considere um volume <text:span text:style-name="OrgCode">\(V_1\)</text:span> de <text:span text:style-name="OrgCode">\( 20,0 \, L\)</text:span>, e um volume <text:span text:style-name="OrgCode">\( V_2\)</text:span> =
<text:span text:style-name="OrgCode">\(300 \, mL\)</text:span> :
<text:span text:style-name="Bold"><text:span text:style-name="Bold">a)</text:span></text:span> Quantos <text:span text:style-name="OrgCode">\(cm^3\)</text:span> cabem dentro de <text:span text:style-name="OrgCode">\( V_1\)</text:span>?
</text:p>
      <text:p text:style-name="Text_20_body"><text:span text:style-name="Bold"><text:span text:style-name="Bold">b)</text:span></text:span> Quantos <text:span text:style-name="OrgCode">\(cm^3\)</text:span> cabem dentro de <text:span text:style-name="OrgCode">\( V_2\)</text:span> ?
</text:p>
      <text:p text:style-name="Text_20_body"><text:span text:style-name="Bold"><text:span text:style-name="Bold">c)</text:span></text:span> Quantos volumes iguais a <text:span text:style-name="OrgCode">\(V_1\)</text:span> são necessários para preencher um volume de<text:span text:style-name="OrgCode">\( 1,0 m^3\)</text:span> ?
</text:p>
      <text:p text:style-name="Text_20_body"><text:span text:style-name="Bold"><text:span text:style-name="Bold">d)</text:span></text:span> Quantos volumes iguais a <text:span text:style-name="OrgCode">\(V_2\)</text:span> são necessários para preencher um volume de <text:span text:style-name="OrgCode">\( 1,0\, dm^3 \)</text:span>?
</text:p>
      <text:p text:style-name="Text_20_body">DADOS: Prefixos do SI: \(k = 10<text:span text:style-name="OrgSuperscript">3</text:span>\, , \, m = 10^\{-3} \, , \, c = 10<text:span text:style-name="OrgSuperscript">-2</text:span> \, , \, d=10<text:span text:style-name="OrgSuperscript">-1</text:span> \, , \, 1L = 1dm<text:span text:style-name="OrgSuperscript">3</text:span>
</text:p>
      <text:h text:style-name="Heading_20_2" text:outline-level="2" text:is-list-header="false">
<text:bookmark-start text:name="OrgXref.org849e299"/>
<text:bookmark text:name="org849e299"/>Questão 2
<text:bookmark-end text:name="OrgXref.org849e299"/></text:h>
      <text:p text:style-name="Text_20_body">Sabendo que 1 Pa = 1 N/m² é a unidade padrão do S.I. para pressão. Considere um paralelepípedo reto de dimensões <text:span text:style-name="OrgCode">\( 2,0 cm x 3,0 cm x 5,0 cm\)</text:span> e com peso de<text:span text:style-name="OrgCode">\( 50,0 N\)</text:span>, que pode ser apoiado em uma mesa de três formas diferentes (por cada uma das suas faces).
</text:p>
      <text:p text:style-name="Text_20_body"><text:span text:style-name="Bold"><text:span text:style-name="Bold">a)</text:span></text:span> Calcule a pressão que ele exerce na mesa, em Pa, se ele for apoiado pela sua menor face;
</text:p>
      <text:p text:style-name="Text_20_body"><text:span text:style-name="Bold"><text:span text:style-name="Bold">b)</text:span></text:span> Repita o cálculo, mas considerando que ele está apoiado pela sua face de tamanho médio;
</text:p>
      <text:p text:style-name="Text_20_body"><text:span text:style-name="Bold"><text:span text:style-name="Bold">c)</text:span></text:span> Repita o cálculo, mas considerando que ele está apoiado pela sua maior face;
</text:p>
      <text:h text:style-name="Heading_20_2" text:outline-level="2" text:is-list-header="false">
<text:bookmark-start text:name="OrgXref.org1f0e2bc"/>
<text:bookmark text:name="org1f0e2bc"/>Questão 3
<text:bookmark-end text:name="OrgXref.org1f0e2bc"/></text:h>
      <text:p text:style-name="Text_20_body"><text:span text:style-name="Bold"><text:span text:style-name="Bold">a)</text:span></text:span> Em qual área deve estar distribuída uma força de 30,0 N para que a pressão seja de 10 Pa?
</text:p>
      <text:p text:style-name="Text_20_body"><text:span text:style-name="Bold"><text:span text:style-name="Bold">b)</text:span></text:span> Se a força reduzir para um terço, qual será o novo valor da pressão, para a mesma área?
</text:p>
      <text:p text:style-name="Text_20_body"><text:span text:style-name="Bold"><text:span text:style-name="Bold">c)</text:span></text:span> Se área aumentar para o dobro, qual deverá ser o novo valor de força, para manter a mesma pressão do item <text:span text:style-name="Bold">a</text:span>?
</text:p>
      <text:h text:style-name="Heading_20_2" text:outline-level="2" text:is-list-header="false">
<text:bookmark-start text:name="OrgXref.orgc815cfb"/>
<text:bookmark text:name="orgc815cfb"/>Questão 4
<text:bookmark-end text:name="OrgXref.orgc815cfb"/></text:h>
      <text:p text:style-name="Text_20_body">Considerando a tabela abaixo, calcule:
</text:p>
      <text:section text:style-name="OrgIndentedSection-Level-0" text:name="Section1">
        <text:p text:style-name="Table">
<text:bookmark text:name="nil"/>Table <text:sequence text:ref-name="nil" text:name="Table" text:formula="ooow:Table+1" style:num-format="1">1.4.1</text:sequence>: Densidade de alguns gases.</text:p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Gás</text:p>
              </table:table-cell>
              <table:table-cell table:style-name="OrgTblCellTB">
                <text:p text:style-name="OrgTableHeadingLeft">Densidade (<text:span text:style-name="OrgCode">\(kg/m^3\)</text:span>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r</text:p>
              </table:table-cell>
              <table:table-cell table:style-name="OrgTblCellT">
                <text:p text:style-name="OrgTableContentsLeft">seco</text:p>
              </table:table-cell>
            </table:table-row>
            <table:table-row>
              <table:table-cell table:style-name="OrgTblCell">
                <text:p text:style-name="OrgTableContentsLeft">0⁰C</text:p>
              </table:table-cell>
              <table:table-cell table:style-name="OrgTblCell">
                <text:p text:style-name="OrgTableContentsLeft">1,29</text:p>
              </table:table-cell>
            </table:table-row>
            <table:table-row>
              <table:table-cell table:style-name="OrgTblCell">
                <text:p text:style-name="OrgTableContentsLeft">10⁰C</text:p>
              </table:table-cell>
              <table:table-cell table:style-name="OrgTblCell">
                <text:p text:style-name="OrgTableContentsLeft">1,25</text:p>
              </table:table-cell>
            </table:table-row>
            <table:table-row>
              <table:table-cell table:style-name="OrgTblCell">
                <text:p text:style-name="OrgTableContentsLeft">20⁰C</text:p>
              </table:table-cell>
              <table:table-cell table:style-name="OrgTblCell">
                <text:p text:style-name="OrgTableContentsLeft">1,21</text:p>
              </table:table-cell>
            </table:table-row>
            <table:table-row>
              <table:table-cell table:style-name="OrgTblCell">
                <text:p text:style-name="OrgTableContentsLeft">30⁰C</text:p>
              </table:table-cell>
              <table:table-cell table:style-name="OrgTblCell">
                <text:p text:style-name="OrgTableContentsLeft">1,16</text:p>
              </table:table-cell>
            </table:table-row>
            <table:table-row>
              <table:table-cell table:style-name="OrgTblCell">
                <text:p text:style-name="OrgTableContentsLeft">Hidrogênio</text:p>
              </table:table-cell>
              <table:table-cell table:style-name="OrgTblCell">
                <text:p text:style-name="OrgTableContentsLeft">0,090</text:p>
              </table:table-cell>
            </table:table-row>
            <table:table-row>
              <table:table-cell table:style-name="OrgTblCell">
                <text:p text:style-name="OrgTableContentsLeft">Hélio</text:p>
              </table:table-cell>
              <table:table-cell table:style-name="OrgTblCell">
                <text:p text:style-name="OrgTableContentsLeft">0,178</text:p>
              </table:table-cell>
            </table:table-row>
            <table:table-row>
              <table:table-cell table:style-name="OrgTblCell">
                <text:p text:style-name="OrgTableContentsLeft">Nitrogênio</text:p>
              </table:table-cell>
              <table:table-cell table:style-name="OrgTblCell">
                <text:p text:style-name="OrgTableContentsLeft">1,25</text:p>
              </table:table-cell>
            </table:table-row>
            <table:table-row>
              <table:table-cell table:style-name="OrgTblCellB">
                <text:p text:style-name="OrgTableContentsLeft">Oxigênio</text:p>
              </table:table-cell>
              <table:table-cell table:style-name="OrgTblCellB">
                <text:p text:style-name="OrgTableContentsLeft">1,43</text:p>
              </table:table-cell>
            </table:table-row>
          </table:table-rows>
        </table:table>
      </text:section>
      <text:p text:style-name="Text_20_body"><text:span text:style-name="Bold"><text:span text:style-name="Bold">a)</text:span></text:span> A massa de 5,0 m³ de ar a 20 ⁰ C;
</text:p>
      <text:p text:style-name="Text_20_body"><text:span text:style-name="Bold"><text:span text:style-name="Bold">b)</text:span></text:span> O peso dessa massa de ar (peso = massa x aceleração da gravidade; e considere 10 m/s² para a aceleração da gravidade);
</text:p>
      <text:p text:style-name="Text_20_body"><text:span text:style-name="Bold"><text:span text:style-name="Bold">c)</text:span></text:span> A pressão que esse volume exerce em 2,0 cm<text:span text:style-name="OrgSuperscript">2</text:span> de área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</dc:creator>
    <meta:initial-creator>jo</meta:initial-creator>
    <dc:date>2025-04-14T11:00:03</dc:date>
    <meta:creation-date>2025-04-14T11:00:03</meta:creation-date>
    <meta:generator>Emacs 27.1 (Org mode 9.7.20)</meta:generator>
    <meta:keyword/>
    <dc:subject/>
    <dc:title/>
  </office:meta>
</office:document-meta>
</file>